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0.959cm" fo:min-width="3.31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2.19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2.19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2.19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1.209cm" svg:x="1.127cm" svg:y="1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1.209cm" svg:x="5.699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683cm" svg:height="1.143cm" svg:x="1.127cm" svg:y="1.127cm">
          <draw:text-box>
            <text:p text:style-name="P2">Akka</text:p>
          </draw:text-box>
        </draw:frame>
        <draw:frame draw:style-name="gr3" draw:text-style-name="P3" draw:layer="layout" svg:width="3.81cm" svg:height="1.673cm" svg:x="5.699cm" svg:y="1.127cm">
          <draw:text-box>
            <text:p text:style-name="P2">Chronos</text:p>
          </draw:text-box>
        </draw:frame>
        <draw:frame draw:style-name="gr4" draw:text-style-name="P3" draw:layer="layout" svg:width="3.81cm" svg:height="0.962cm" svg:x="10.271cm" svg:y="1.127cm">
          <draw:text-box>
            <text:p text:style-name="P2">Docker</text:p>
          </draw:text-box>
        </draw:frame>
        <draw:frame draw:style-name="gr2" draw:text-style-name="P3" draw:layer="layout" svg:width="3.81cm" svg:height="1.143cm" svg:x="14.843cm" svg:y="1.127cm">
          <draw:text-box>
            <text:p text:style-name="P2">TPOT</text:p>
          </draw:text-box>
        </draw:frame>
        <draw:custom-shape draw:style-name="gr5" draw:text-style-name="P5" draw:layer="layout" svg:width="3.81cm" svg:height="2.54cm" svg:x="1.127cm" svg:y="2.143cm">
          <text:p text:style-name="P4"><text:span text:style-name="T1">Generates the training</text:span><text:span text:style-name="T1"><text:line-break/></text:span><text:span text:style-name="T1">JSON to be sent to</text:span><text:span text:style-name="T1"><text:line-break/></text:span><text:span text:style-name="T1">Chron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1cm" svg:height="21.209cm" svg:x="10.271cm" svg:y="1.8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1.209cm" svg:x="14.843cm" svg:y="1.88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.937cm" svg:y1="3.413cm" svg:x2="5.826cm" svg:y2="4.302cm">
          <text:p/>
        </draw:line>
        <draw:custom-shape draw:style-name="gr7" draw:text-style-name="P5" draw:layer="layout" svg:width="3.81cm" svg:height="2.413cm" svg:x="5.699cm" svg:y="3.159cm">
          <text:p text:style-name="P4"><text:span text:style-name="T1">Instanciates the Docker</text:span><text:span text:style-name="T1"><text:line-break/></text:span><text:span text:style-name="T1">container in the Mesos</text:span><text:span text:style-name="T1"><text:line-break/></text:span><text:span text:style-name="T1">clu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2.54cm" svg:x="10.271cm" svg:y="4.175cm">
          <text:p text:style-name="P4"><text:span text:style-name="T1">Launches the python</text:span><text:span text:style-name="T1"><text:line-break/></text:span><text:span text:style-name="T1">script in train 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509cm" svg:y1="4.302cm" svg:x2="10.271cm" svg:y2="5.445cm">
          <text:p/>
        </draw:line>
        <draw:custom-shape draw:style-name="gr8" draw:text-style-name="P5" draw:layer="layout" svg:width="3.81cm" svg:height="2.794cm" svg:x="14.843cm" svg:y="5.318cm">
          <text:p text:style-name="P4"><text:span text:style-name="T1">Launches the training</text:span><text:span text:style-name="T1"><text:line-break/></text:span><text:span text:style-name="T1">and writes the best</text:span><text:span text:style-name="T1"><text:line-break/></text:span><text:span text:style-name="T1">pipeline in the volu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081cm" svg:y1="5.699cm" svg:x2="14.843cm" svg:y2="6.842cm">
          <text:p/>
        </draw:line>
        <draw:custom-shape draw:style-name="gr5" draw:text-style-name="P5" draw:layer="layout" svg:width="3.81cm" svg:height="2.54cm" svg:x="1.127cm" svg:y="4.937cm">
          <text:p text:style-name="P4"><text:span text:style-name="T1">Receives the Chronos</text:span><text:span text:style-name="T1"><text:line-break/></text:span><text:span text:style-name="T1">confirmation of the job’s</text:span><text:span text:style-name="T1"><text:line-break/></text:span><text:span text:style-name="T1">lau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699cm" svg:y1="4.429cm" svg:x2="4.429cm" svg:y2="5.318cm">
          <text:p/>
        </draw:line>
        <draw:custom-shape draw:style-name="gr5" draw:text-style-name="P5" draw:layer="layout" svg:width="3.81cm" svg:height="2.54cm" svg:x="1.128cm" svg:y="2.144cm">
          <text:p text:style-name="P4"><text:span text:style-name="T1">Generates the TPOT</text:span><text:span text:style-name="T1"><text:line-break/></text:span><text:span text:style-name="T1">training JSON to be </text:span><text:span text:style-name="T1"><text:line-break/></text:span><text:span text:style-name="T1">sent to Chron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2.54cm" svg:x="1.127cm" svg:y="8.112cm">
          <text:p text:style-name="P4"><text:span text:style-name="T1">Wait for the end of </text:span><text:span text:style-name="T1">the</text:span><text:span text:style-name="T1"><text:line-break/></text:span><text:span text:style-name="T1">TPOT 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.032cm" svg:y1="7.477cm" svg:x2="3.032cm" svg:y2="8.112cm">
          <text:p/>
        </draw:line>
        <draw:custom-shape draw:style-name="gr7" draw:text-style-name="P5" draw:layer="layout" svg:width="3.81cm" svg:height="2.413cm" svg:x="5.699cm" svg:y="12.175cm">
          <text:p text:style-name="P4"><text:span text:style-name="T1">Instanciates the Docker</text:span><text:span text:style-name="T1"><text:line-break/></text:span><text:span text:style-name="T1">container in the Mesos</text:span><text:span text:style-name="T1"><text:line-break/></text:span><text:span text:style-name="T1">clu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2.54cm" svg:x="10.271cm" svg:y="12.938cm">
          <text:p text:style-name="P4"><text:span text:style-name="T1">Launches the python</text:span><text:span text:style-name="T1"><text:line-break/></text:span><text:span text:style-name="T1">script in train 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2.794cm" svg:x="14.843cm" svg:y="13.7cm">
          <text:p text:style-name="P4"><text:span text:style-name="T1">Launches the </text:span><text:span text:style-name="T1">predicates</text:span><text:span text:style-name="T1"><text:line-break/></text:span><text:span text:style-name="T1">and writes the </text:span><text:span text:style-name="T1"><text:line-break/></text:span><text:span text:style-name="T1">results in the volu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2.54cm" svg:x="1.128cm" svg:y="11.16cm">
          <text:p text:style-name="P4"><text:span text:style-name="T1">Generates the TPOT</text:span><text:span text:style-name="T1"><text:line-break/></text:span><text:span text:style-name="T1">test JSON to be </text:span><text:span text:style-name="T1"><text:line-break/></text:span><text:span text:style-name="T1">sent to Chron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.032cm" svg:y1="10.652cm" svg:x2="3.032cm" svg:y2="11.16cm">
          <text:p/>
        </draw:line>
        <draw:line draw:style-name="gr6" draw:text-style-name="P6" draw:layer="layout" svg:x1="4.937cm" svg:y1="12.43cm" svg:x2="5.699cm" svg:y2="13.446cm">
          <text:p/>
        </draw:line>
        <draw:line draw:style-name="gr6" draw:text-style-name="P6" draw:layer="layout" svg:x1="9.509cm" svg:y1="13.319cm" svg:x2="10.271cm" svg:y2="14.208cm">
          <text:p/>
        </draw:line>
        <draw:line draw:style-name="gr6" draw:text-style-name="P6" draw:layer="layout" svg:x1="14.081cm" svg:y1="14.208cm" svg:x2="14.843cm" svg:y2="15.097cm">
          <text:p/>
        </draw:line>
        <draw:custom-shape draw:style-name="gr5" draw:text-style-name="P5" draw:layer="layout" svg:width="3.81cm" svg:height="2.54cm" svg:x="1.127cm" svg:y="14.208cm">
          <text:p text:style-name="P4"><text:span text:style-name="T1">Receives the </text:span><text:span text:style-name="T1">Chronos</text:span><text:span text:style-name="T1"><text:line-break/></text:span><text:span text:style-name="T1">confirmation of </text:span><text:span text:style-name="T1">the job’s</text:span><text:span text:style-name="T1"><text:line-break/></text:span><text:span text:style-name="T1">lau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1cm" svg:height="2.54cm" svg:x="1.127cm" svg:y="17.256cm">
          <text:p text:style-name="P4"><text:span text:style-name="T1">Wait for the end of the</text:span><text:span text:style-name="T1"><text:line-break/></text:span><text:span text:style-name="T1">TPOT predic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.032cm" svg:y1="13.7cm" svg:x2="3.032cm" svg:y2="14.208cm">
          <text:p/>
        </draw:line>
        <draw:line draw:style-name="gr6" draw:text-style-name="P6" draw:layer="layout" svg:x1="3.032cm" svg:y1="16.748cm" svg:x2="3.032cm" svg:y2="17.383cm">
          <text:p/>
        </draw:line>
        <draw:line draw:style-name="gr6" draw:text-style-name="P6" draw:layer="layout" svg:x1="3.032cm" svg:y1="19.796cm" svg:x2="3.032cm" svg:y2="20.431cm">
          <text:p/>
        </draw:line>
        <draw:custom-shape draw:style-name="gr5" draw:text-style-name="P5" draw:layer="layout" svg:width="3.81cm" svg:height="2.54cm" svg:x="1.127cm" svg:y="20.431cm">
          <text:p text:style-name="P4"><text:span text:style-name="T1">Formats the predicates</text:span><text:span text:style-name="T1"><text:line-break/></text:span><text:span text:style-name="T1">and send them back</text:span><text:span text:style-name="T1"><text:line-break/></text:span><text:span text:style-name="T1">to Algorithm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12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6:52:59.781619900</meta:creation-date>
    <dc:date>2017-07-22T17:30:10.643083036</dc:date>
    <meta:editing-duration>PT16M36S</meta:editing-duration>
    <meta:editing-cycles>4</meta:editing-cycles>
    <meta:generator>LibreOffice/5.2.7.2$Linux_X86_64 LibreOffice_project/20m0$Build-2</meta:generator>
    <meta:document-statistic meta:object-count="34"/>
  </office:meta>
</office:document-meta>
</file>